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Calligraphy" svg:font-family="'Lucida Calligraphy'" style:font-family-generic="script" style:font-pitch="variable"/>
    <style:font-face style:name="Mistral" svg:font-family="Mistral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202020"/>
    </style:style>
    <style:style style:name="gr1" style:family="graphic" style:parent-style-name="standard">
      <style:graphic-properties draw:stroke="none" svg:stroke-color="#000000" draw:fill="none" draw:fill-color="#ffffff" fo:min-height="15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P1" style:family="paragraph">
      <style:text-properties fo:color="#696969" style:font-name="Mistral" fo:font-size="24pt" style:font-size-asian="24pt" style:font-size-complex="24pt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fo:color="#696969" style:font-name="Mistral" fo:font-size="24pt" style:font-size-asian="24pt" style:font-size-complex="24pt"/>
    </style:style>
    <style:style style:name="P3" style:family="paragraph">
      <style:text-properties style:font-name="Mistral" fo:font-size="24pt" style:font-size-asian="24pt" style:font-size-complex="24pt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Mistral" fo:font-size="24pt" style:font-size-asian="24pt" style:font-size-complex="24pt"/>
    </style:style>
    <style:style style:name="T1" style:family="text">
      <style:text-properties fo:color="#696969" style:font-name="Mistral" fo:font-size="24pt" style:font-size-asian="24pt" style:font-size-complex="24pt"/>
    </style:style>
    <style:style style:name="T2" style:family="text">
      <style:text-properties style:font-name="Mistral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5.6cm" svg:height="18.885cm" svg:x="3.2cm" svg:y="1.115cm">
          <draw:text-box>
            <text:p text:style-name="P1"><text:span text:style-name="T1">&lt;html&gt;</text:span></text:p>
            <text:p text:style-name="P1"><text:span text:style-name="T1"/></text:p>
            <text:p text:style-name="P1"><text:span text:style-name="T1"><text:tab/></text:span><text:span text:style-name="T1">&lt;body&gt;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&lt;/body&gt;</text:span></text:p>
            <text:p text:style-name="P1"><text:span text:style-name="T1"/></text:p>
            <text:p text:style-name="P1"><text:span text:style-name="T1">&lt;/html&gt;</text:span></text:p>
          </draw:text-box>
        </draw:frame>
        <draw:frame draw:style-name="gr2" draw:text-style-name="P4" draw:layer="layout" svg:width="2.5cm" svg:height="1.4cm" svg:x="26.9cm" svg:y="19.2cm">
          <draw:text-box>
            <text:p text:style-name="P3"><text:span text:style-name="T2">&lt;F.C&gt;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Calligraphy" svg:font-family="'Lucida Calligraphy'" style:font-family-generic="script" style:font-pitch="variable"/>
    <style:font-face style:name="Mistral" svg:font-family="Mistral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10T19:24:11.643000000</meta:creation-date>
    <dc:date>2020-04-10T20:11:25.758000000</dc:date>
    <meta:editing-duration>PT26M12S</meta:editing-duration>
    <meta:editing-cycles>1</meta:editing-cycles>
    <meta:document-statistic meta:object-count="2"/>
    <meta:generator>LibreOffice/6.4.2.2$Windows_X86_64 LibreOffice_project/4e471d8c02c9c90f512f7f9ead8875b57fcb1ec3</meta:generator>
  </office:meta>
</office:document-meta>
</file>